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svg:stroke-width="0.01cm" draw:marker-start-width="0.32cm" draw:marker-end="Arrow" draw:marker-end-width="0.32cm" draw:fill="solid" draw:fill-color="#ffffff" draw:textarea-horizontal-align="left" draw:textarea-vertical-align="middle" fo:padding-top="0.13cm" fo:padding-bottom="0.13cm" fo:padding-left="0.205cm" fo:padding-right="-0.195cm"/>
    </style:style>
    <style:style style:name="gr7" style:family="graphic" style:parent-style-name="standard">
      <style:graphic-properties svg:stroke-width="0.01cm" draw:marker-start-width="0.32cm" draw:marker-end="Arrow" draw:marker-end-width="0.32cm" draw:fill="solid" draw:fill-color="#ffffff" draw:textarea-horizontal-align="center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svg:stroke-width="0.01cm" draw:marker-start-width="0.32cm" draw:marker-end-width="0.32cm" draw:fill="solid" draw:fill-color="#ffffff" draw:textarea-horizontal-align="center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start"/>
      <style:text-properties fo:font-family="'DejaVu Sans Mono'" style:font-pitch="fixed"/>
    </style:style>
    <style:style style:name="P4" style:family="paragraph">
      <style:paragraph-properties fo:text-align="center"/>
      <style:text-properties fo:font-family="'DejaVu Sans Mono'" style:font-pitch="fixed"/>
    </style:style>
    <style:style style:name="P5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75cm" svg:height="5cm" svg:x="0.1cm" svg:y="7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78cm" svg:x="0.1cm" svg:y="7.6cm">
          <draw:text-box>
            <text:p><text:span text:style-name="T1">Funktion</text:span></text:p>
          </draw:text-box>
        </draw:frame>
        <draw:custom-shape draw:style-name="gr3" draw:text-style-name="P3" draw:layer="layout" svg:width="3.25cm" svg:height="0.25cm" svg:x="0.35cm" svg:y="8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0.75cm" svg:x="0.35cm" svg:y="8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5cm" svg:height="1.5cm" svg:x="0.35cm" svg:y="10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1cm" svg:x="2.1cm" svg:y="1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826cm" svg:x="0.6cm" svg:y="11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75cm" svg:x="0.85cm" svg:y="1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5cm" svg:height="0.75cm" svg:x="0.35cm" svg:y="9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75cm" svg:height="5cm" svg:x="4.35cm" svg:y="7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78cm" svg:x="4.35cm" svg:y="7.6cm">
          <draw:text-box>
            <text:p><text:span text:style-name="T1">Funktion</text:span></text:p>
          </draw:text-box>
        </draw:frame>
        <draw:custom-shape draw:style-name="gr3" draw:text-style-name="P3" draw:layer="layout" svg:width="3.25cm" svg:height="0.25cm" svg:x="4.6cm" svg:y="8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0.75cm" svg:x="4.6cm" svg:y="8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5cm" svg:height="1.5cm" svg:x="4.6cm" svg:y="10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1cm" svg:x="6.35cm" svg:y="1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826cm" svg:x="4.85cm" svg:y="11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75cm" svg:x="5.1cm" svg:y="1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5cm" svg:height="0.75cm" svg:x="4.6cm" svg:y="9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75cm" svg:height="5cm" svg:x="8.6cm" svg:y="7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78cm" svg:x="8.6cm" svg:y="7.6cm">
          <draw:text-box>
            <text:p><text:span text:style-name="T1">Funktion</text:span></text:p>
          </draw:text-box>
        </draw:frame>
        <draw:custom-shape draw:style-name="gr3" draw:text-style-name="P3" draw:layer="layout" svg:width="3.25cm" svg:height="0.25cm" svg:x="8.85cm" svg:y="8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0.75cm" svg:x="8.85cm" svg:y="8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5cm" svg:height="1.5cm" svg:x="8.85cm" svg:y="10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1cm" svg:x="10.6cm" svg:y="1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826cm" svg:x="9.1cm" svg:y="11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75cm" svg:x="9.35cm" svg:y="1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5cm" svg:height="0.75cm" svg:x="8.85cm" svg:y="9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75cm" svg:height="5cm" svg:x="12.85cm" svg:y="7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78cm" svg:x="12.85cm" svg:y="7.6cm">
          <draw:text-box>
            <text:p><text:span text:style-name="T1">Funktion</text:span></text:p>
          </draw:text-box>
        </draw:frame>
        <draw:custom-shape draw:style-name="gr3" draw:text-style-name="P3" draw:layer="layout" svg:width="3.25cm" svg:height="0.25cm" svg:x="13.1cm" svg:y="8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0.75cm" svg:x="13.1cm" svg:y="8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5cm" svg:height="1.5cm" svg:x="13.1cm" svg:y="10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1cm" svg:x="14.85cm" svg:y="1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826cm" svg:x="13.35cm" svg:y="11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75cm" svg:x="13.6cm" svg:y="1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5cm" svg:height="0.75cm" svg:x="13.1cm" svg:y="9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3.75cm" svg:height="5cm" svg:x="0.1cm" svg:y="0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06cm" svg:height="0.78cm" svg:x="0.1cm" svg:y="0.1cm">
          <draw:text-box>
            <text:p><text:span text:style-name="T1">Eintrittsfunktion</text:span></text:p>
          </draw:text-box>
        </draw:frame>
        <draw:custom-shape draw:style-name="gr3" draw:text-style-name="P3" draw:layer="layout" svg:width="3.25cm" svg:height="0.25cm" svg:x="0.35cm" svg:y="0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0.75cm" svg:x="0.35cm" svg:y="1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5cm" svg:height="1.5cm" svg:x="0.35cm" svg:y="3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1cm" svg:x="2.1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826cm" svg:x="0.6cm" svg:y="3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75cm" svg:x="0.85cm" svg:y="3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5cm" svg:height="0.75cm" svg:x="0.35cm" svg:y="2.35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.975cm" svg:y1="5.1cm" svg:x2="1.975cm" svg:y2="7.6cm" draw:start-shape="id1" draw:start-glue-point="2" draw:end-shape="id2" draw:end-glue-point="0" svg:d="m1975 5100v2500">
          <text:p text:style-name="P5">Ruft auf</text:p>
        </draw:connector>
        <draw:connector draw:style-name="gr7" draw:text-style-name="P1" draw:layer="layout" draw:line-skew="0.25cm" svg:x1="1.975cm" svg:y1="5.1cm" svg:x2="6.225cm" svg:y2="7.6cm" draw:start-shape="id1" draw:start-glue-point="2" draw:end-shape="id3" svg:d="m1975 5100v1500h4250v1000">
          <text:p/>
        </draw:connector>
        <draw:connector draw:style-name="gr7" draw:text-style-name="P1" draw:layer="layout" draw:line-skew="0.25cm" svg:x1="1.975cm" svg:y1="5.1cm" svg:x2="10.475cm" svg:y2="7.6cm" draw:start-shape="id1" draw:start-glue-point="2" draw:end-shape="id4" svg:d="m1975 5100v1500h8500v1000">
          <text:p/>
        </draw:connector>
        <draw:connector draw:style-name="gr8" draw:text-style-name="P1" draw:layer="layout" draw:line-skew="0cm 4.501cm -0.249cm" svg:x1="6.225cm" svg:y1="12.6cm" svg:x2="10.475cm" svg:y2="7.6cm" draw:start-shape="id3" draw:start-glue-point="2" draw:end-shape="id4" draw:end-glue-point="0" svg:d="m6225 12600v501h2125v-6251h2125v750">
          <text:p/>
        </draw:connector>
        <draw:connector draw:style-name="gr7" draw:text-style-name="P1" draw:layer="layout" draw:line-skew="0.499cm 0.499cm -0.249cm" svg:x1="6.225cm" svg:y1="12.6cm" svg:x2="14.725cm" svg:y2="7.6cm" draw:start-shape="id3" draw:start-glue-point="2" draw:end-shape="id5" draw:end-glue-point="0" svg:d="m6225 12600v1000h4749v-6750h3751v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style-name="Regular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7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7-06T01:30:27</meta:creation-date>
    <dc:date>2011-03-14T17:13:33</dc:date>
    <meta:editing-duration>PT24M47S</meta:editing-duration>
    <meta:editing-cycles>8</meta:editing-cycles>
    <meta:generator>LibreOffice/3.3$Unix LibreOffice_project/330m19$Build-6</meta:generator>
    <meta:document-statistic meta:object-count="50"/>
  </office:meta>
</office:document-meta>
</file>